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text:p>
      <text:p text:style-name="P1"/>
      <text:p text:style-name="P2"><text:tab/>La première étape de la réalisation de notre projet a consisté à choisir un des quatre sujet proposé, nous avons décidé de réalisé un jeu de bataille navalle.</text:p>
      <text:p text:style-name="P2"><text:tab/>La seconde étape fût de determiner trois axes de travail afin que chaque membre de notre groupe. Nous avons déterminer les axes suivant : “Création de l'interface visuelle de jeu” qui m'est revenu, “Mise en place du système de jeu et de la gestion des entrées utulisateur” qui est revenu à Nicolas WAWRZYNIAK <text:s/>et “Gestion des sauvegardes et du replay” qui est revenu à Nicolas LUNET.</text:p>
      <text:p text:style-name="P2"><text:tab/>Lors du début de la programation, nous nous somme aperçu de la necessité à harmoniser nos variables et nos structure afin de ne pas avoir de conflits lorsque nous mettrons en commun nos parties respective, afin d'assurer cette cohérence nous avons créer un fichier texte résumant les éléments en comm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riedel</meta:initial-creator>
    <meta:creation-date>2016-10-23T10:51:18.23</meta:creation-date>
    <meta:document-statistic meta:table-count="0" meta:image-count="0" meta:object-count="0" meta:page-count="1" meta:paragraph-count="4" meta:word-count="146" meta:character-count="861"/>
    <dc:date>2016-10-23T11:15:20.18</dc:date>
    <dc:creator>andreas riedel</dc:creator>
    <meta:editing-duration>PT6M50S</meta:editing-duration>
    <meta:editing-cycles>1</meta:editing-cycles>
    <meta:generator>OpenOffice/4.1.2$Win32 OpenOffice.org_project/412m3$Build-9782</meta:generator>
  </office:meta>
</office:document-meta>
</file>